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01</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02</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02</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type="simple" xlink:href="../normal_chapters.odt#ChID:3%7Cregion">Chapter 3</text:a></text:h>
        <text:section text:style-name="Sect1" text:name="ScID:4">
          <text:p text:style-name="Text_20_body"><text:soft-page-break/><office:annotation>
       <dc:creator>scene title</dc:creator>
       <dc:date>2022-01-04T11:14:33.02</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02</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far from the amenities as the nearest moon.</text:p>
          <text:h text:style-name="Heading_20_3" text:outline-level="3"><text:soft-page-break/>The landing patch</text:h>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03</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text:soft-page-break/></text:p>
          <text:p text:style-name="First_20_line_20_indent">. . .</text:p>
        </text:section>
        <text:p text:style-name="Heading_20_4">* * *</text:p>
        <text:section text:style-name="Sect1" text:name="ScID:7">
          <text:p text:style-name="Text_20_body"><office:annotation>
       <dc:creator>scene title</dc:creator>
       <dc:date>2022-01-04T11:14:33.03</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03</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text:soft-page-break/>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03</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h text:style-name="Heading_20_3" text:outline-level="3">Fire alarm</text:h>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text:soft-page-break/>“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office:annotation>
       <dc:creator>scene title</dc:creator>
       <dc:date>2022-01-04T11:14:33.03</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04</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04</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04</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soft-page-break/><text:a xlink:type="simple" xlink:href="../normal_chapters.odt#ChID:9%7Cregion">Chapter 9</text:a></text:h>
        <text:section text:style-name="Sect1" text:name="ScID:19">
          <text:p text:style-name="Text_20_body"><office:annotation>
       <dc:creator>scene title</dc:creator>
       <dc:date>2022-01-04T11:14:33.04</dc:date>
       <text:p>~ In his office. Gordon OKs the deal ~</text:p>
       <text:p/>
       <text:p><text:a xlink:href="../normal_scenes.odt#ScID:19%7Cregion">→Summary</text:a></text:p>
      </office:annotation></text:p>
        </text:section>
      </text:section>
      <text:section text:style-name="Sect1" text:name="ChID:10">
        <text:h text:style-name="Heading_20_2" text:outline-level="2"><text:a xlink:type="simple" xlink:href="../normal_chapters.odt#ChID:10%7Cregion">Chapter 10</text:a></text:h>
        <text:section text:style-name="Sect1" text:name="ScID:22">
          <text:p text:style-name="Text_20_body"><office:annotation>
       <dc:creator>scene title</dc:creator>
       <dc:date>2022-01-04T11:14:33.04</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04</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04</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04</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04</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05</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05</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05</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05</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05</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05</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05</dc:date>
       <text:p>~ Clunk uses cylinder ~</text:p>
       <text:p/>
       <text:p><text:a xlink:href="../normal_scenes.odt#ScID:49%7Cregion">→Summary</text:a></text:p>
      </office:annotation></text:p>
        </text:section>
      </text:section>
      <text:section text:style-name="Sect1" text:name="ChID:35">
        <text:h text:style-name="Heading_20_1" text:outline-level="1"><text:a xlink:type="simple" xlink:href="../normal_parts.odt#ChID:35%7Cregion">Part 2</text:a></text:h>
      </text:section>
      <text:section text:style-name="Sect1" text:name="ChID:18">
        <text:h text:style-name="Heading_20_2" text:outline-level="2"><text:soft-page-break/><text:a xlink:type="simple" xlink:href="../normal_chapters.odt#ChID:18%7Cregion">Chapter 18</text:a></text:h>
        <text:section text:style-name="Sect1" text:name="ScID:51">
          <text:p text:style-name="Text_20_body"><office:annotation>
       <dc:creator>scene title</dc:creator>
       <dc:date>2022-01-04T11:14:33.06</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06</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06</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06</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06</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06</dc:date>
       <text:p>~ Hal sets course for Forg. ~</text:p>
       <text:p/>
       <text:p><text:a xlink:href="../normal_scenes.odt#ScID:62%7Cregion">→Summary</text:a></text:p>
      </office:annotation></text:p>
        </text:section>
        <text:p text:style-name="Heading_20_4">* * *</text:p>
        <text:section text:style-name="Sect1" text:name="ScID:64">
          <text:p text:style-name="Text_20_body"><office:annotation>
       <dc:creator>scene title</dc:creator>
       <dc:date>2022-01-04T11:14:33.06</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text:soft-page-break/><office:annotation>
       <dc:creator>scene title</dc:creator>
       <dc:date>2022-01-04T11:14:33.06</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06</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06</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07</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07</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07</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07</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a xlink:type="simple" xlink:href="../normal_chapters.odt#ChID:25%7Cregion">Chapter 25</text:a></text:h>
        <text:section text:style-name="Sect1" text:name="ScID:84">
          <text:p text:style-name="Text_20_body"><office:annotation>
       <dc:creator>scene title</dc:creator>
       <dc:date>2022-01-04T11:14:33.07</dc:date>
       <text:p>~ Clunk travelling on the back of Karl's limo ~</text:p>
       <text:p/>
       <text:p><text:a xlink:href="../normal_scenes.odt#ScID:84%7Cregion">→Summary</text:a></text:p>
      </office:annotation></text:p>
        </text:section>
        <text:p text:style-name="Heading_20_4"><text:soft-page-break/>* * *</text:p>
        <text:section text:style-name="Sect1" text:name="ScID:86">
          <text:p text:style-name="Text_20_body"><office:annotation>
       <dc:creator>scene title</dc:creator>
       <dc:date>2022-01-04T11:14:33.07</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07</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07</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08</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08</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08</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a xlink:type="simple" xlink:href="../normal_chapters.odt#ChID:29%7Cregion">Chapter 29</text:a></text:h>
        <text:section text:style-name="Sect1" text:name="ScID:101">
          <text:p text:style-name="Text_20_body"><office:annotation>
       <dc:creator>scene title</dc:creator>
       <dc:date>2022-01-04T11:14:33.08</dc:date>
       <text:p>~ Hal and Clunk fleeing in Gull ~</text:p>
       <text:p/>
       <text:p><text:a xlink:href="../normal_scenes.odt#ScID:101%7Cregion">→Summary</text:a></text:p>
      </office:annotation></text:p>
        </text:section>
        <text:p text:style-name="Heading_20_4"><text:soft-page-break/>* * *</text:p>
        <text:section text:style-name="Sect1" text:name="ScID:103">
          <text:p text:style-name="Text_20_body"><office:annotation>
       <dc:creator>scene title</dc:creator>
       <dc:date>2022-01-04T11:14:33.08</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08</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08</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08</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08</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09</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09</dc:date>
       <text:p>~ Hal dodges Brutus, escapes the hold. ~</text:p>
       <text:p/>
       <text:p><text:a xlink:href="../normal_scenes.odt#ScID:116%7Cregion">→Summary</text:a></text:p>
      </office:annotation></text:p>
        </text:section>
      </text:section>
      <text:section text:style-name="Sect1" text:name="ChID:32">
        <text:h text:style-name="Heading_20_2" text:outline-level="2"><text:a xlink:type="simple" xlink:href="../normal_chapters.odt#ChID:32%7Cregion"/></text:h>
        <text:section text:style-name="Sect1" text:name="ScID:119">
          <text:p text:style-name="Text_20_body"><text:soft-page-break/><office:annotation>
       <dc:creator>scene title</dc:creator>
       <dc:date>2022-01-04T11:14:34.09</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03-24T21:09:13.24</dc:date>
    <meta:editing-duration>PT7M44S</meta:editing-duration>
    <meta:editing-cycles>8</meta:editing-cycles>
    <meta:document-statistic meta:table-count="0" meta:image-count="0" meta:object-count="0" meta:page-count="15" meta:paragraph-count="182" meta:word-count="1509" meta:character-count="7763"/>
  </office:meta>
</office:document-meta>
</file>